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teration" table:style-name="ta1">
        <table:shapes>
          <draw:frame draw:z-index="0" draw:style-name="gr1" draw:text-style-name="P1" svg:width="26.846cm" svg:height="9.005cm" svg:x="6.883cm" svg:y="0.106cm">
            <draw:object draw:notify-on-update-of-ranges="Iteration.C1:Iteration.C1 Iteration.C2:Iteration.C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b(n)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97" calcext:value-type="float">
            <text:p>1597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84" calcext:value-type="float">
            <text:p>2584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81" calcext:value-type="float">
            <text:p>418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65" calcext:value-type="float">
            <text:p>6765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46" calcext:value-type="float">
            <text:p>10946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11" calcext:value-type="float">
            <text:p>1771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57" calcext:value-type="float">
            <text:p>28657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368" calcext:value-type="float">
            <text:p>46368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025" calcext:value-type="float">
            <text:p>75025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393" calcext:value-type="float">
            <text:p>121393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6418" calcext:value-type="float">
            <text:p>196418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7811" calcext:value-type="float">
            <text:p>31781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4229" calcext:value-type="float">
            <text:p>514229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2040" calcext:value-type="float">
            <text:p>832040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30352" calcext:value-type="float">
            <text:p>14930352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57817" calcext:value-type="float">
            <text:p>24157817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88169" calcext:value-type="float">
            <text:p>39088169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245986" calcext:value-type="float">
            <text:p>63245986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334155" calcext:value-type="float">
            <text:p>102334155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5580141" calcext:value-type="float">
            <text:p>165580141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7914296" calcext:value-type="float">
            <text:p>267914296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3494437" calcext:value-type="float">
            <text:p>433494437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1408733" calcext:value-type="float">
            <text:p>701408733</text:p>
          </table:table-cell>
          <table:table-cell office:value-type="float" office:value="0.000002" calcext:value-type="float">
            <text:p>0.000002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0.000001" calcext:value-type="float">
            <text:p>0.000001</text:p>
          </table:table-cell>
          <table:table-cell table:number-columns-repeated="1021"/>
        </table:table-row>
      </table:table>
      <table:table table:name="Recursion" table:style-name="ta1">
        <table:shapes>
          <draw:frame draw:z-index="0" draw:style-name="gr1" draw:text-style-name="P1" svg:width="22.33cm" svg:height="9.509cm" svg:x="11.399cm" svg:y="0cm">
            <draw:object draw:notify-on-update-of-ranges="Recursion.E1:Recursion.E1 Recursion.E2:Recursion.E4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.358cm" svg:height="9.004cm" svg:x="11.371cm" svg:y="9.589cm">
            <draw:object draw:notify-on-update-of-ranges="Recursion.D1:Recursion.D1 Recursion.D2:Recursion.D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2.358cm" svg:height="9.004cm" svg:x="11.426cm" svg:y="18.647cm">
            <draw:object draw:notify-on-update-of-ranges="Recursion.C1:Recursion.C1 Recursion.C2:Recursion.C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22.247cm" svg:height="9.005cm" svg:x="11.399cm" svg:y="27.678cm">
            <draw:object draw:notify-on-update-of-ranges="Recursion.B1:Recursion.B1 Recursion.B2:Recursion.B4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b(n)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Time Int</text:p>
          </table:table-cell>
          <table:table-cell table:style-name="ce1" office:value-type="string" calcext:value-type="string">
            <text:p>Time Long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.000003" calcext:value-type="float">
            <text:p>0.00000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4" calcext:value-type="float">
            <text:p>0.00000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.000006" calcext:value-type="float">
            <text:p>0.0000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float" office:value="1219" calcext:value-type="float">
            <text:p>121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5" calcext:value-type="float">
            <text:p>0.0000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.000023" calcext:value-type="float">
            <text:p>0.00002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office:value-type="float" office:value="3193" calcext:value-type="float">
            <text:p>319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7" calcext:value-type="float">
            <text:p>0.00004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97" calcext:value-type="float">
            <text:p>1597</text:p>
          </table:table-cell>
          <table:table-cell office:value-type="float" office:value="5167" calcext:value-type="float">
            <text:p>516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00059" calcext:value-type="float">
            <text:p>0.00005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84" calcext:value-type="float">
            <text:p>2584</text:p>
          </table:table-cell>
          <table:table-cell office:value-type="float" office:value="8361" calcext:value-type="float">
            <text:p>8361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095" calcext:value-type="float">
            <text:p>0.00009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81" calcext:value-type="float">
            <text:p>4181</text:p>
          </table:table-cell>
          <table:table-cell office:value-type="float" office:value="13529" calcext:value-type="float">
            <text:p>1352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2" calcext:value-type="float">
            <text:p>0.00015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65" calcext:value-type="float">
            <text:p>6765</text:p>
          </table:table-cell>
          <table:table-cell office:value-type="float" office:value="21891" calcext:value-type="float">
            <text:p>21891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246" calcext:value-type="float">
            <text:p>0.00024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46" calcext:value-type="float">
            <text:p>10946</text:p>
          </table:table-cell>
          <table:table-cell office:value-type="float" office:value="35421" calcext:value-type="float">
            <text:p>35421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398" calcext:value-type="float">
            <text:p>0.00039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11" calcext:value-type="float">
            <text:p>17711</text:p>
          </table:table-cell>
          <table:table-cell office:value-type="float" office:value="57313" calcext:value-type="float">
            <text:p>57313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644" calcext:value-type="float">
            <text:p>0.00064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57" calcext:value-type="float">
            <text:p>28657</text:p>
          </table:table-cell>
          <table:table-cell office:value-type="float" office:value="92735" calcext:value-type="float">
            <text:p>92735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00104" calcext:value-type="float">
            <text:p>0.0010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368" calcext:value-type="float">
            <text:p>46368</text:p>
          </table:table-cell>
          <table:table-cell office:value-type="float" office:value="150049" calcext:value-type="float">
            <text:p>150049</text:p>
          </table:table-cell>
          <table:table-cell office:value-type="float" office:value="0.001633" calcext:value-type="float">
            <text:p>0.001633</text:p>
          </table:table-cell>
          <table:table-cell office:value-type="float" office:value="0.001515" calcext:value-type="float">
            <text:p>0.00151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025" calcext:value-type="float">
            <text:p>75025</text:p>
          </table:table-cell>
          <table:table-cell office:value-type="float" office:value="242785" calcext:value-type="float">
            <text:p>242785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2073" calcext:value-type="float">
            <text:p>0.00207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393" calcext:value-type="float">
            <text:p>121393</text:p>
          </table:table-cell>
          <table:table-cell office:value-type="float" office:value="392835" calcext:value-type="float">
            <text:p>392835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351" calcext:value-type="float">
            <text:p>0.00335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6418" calcext:value-type="float">
            <text:p>196418</text:p>
          </table:table-cell>
          <table:table-cell office:value-type="float" office:value="635621" calcext:value-type="float">
            <text:p>635621</text:p>
          </table:table-cell>
          <table:table-cell office:value-type="float" office:value="0.005162" calcext:value-type="float">
            <text:p>0.005162</text:p>
          </table:table-cell>
          <table:table-cell office:value-type="float" office:value="0.005401" calcext:value-type="float">
            <text:p>0.00540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7811" calcext:value-type="float">
            <text:p>317811</text:p>
          </table:table-cell>
          <table:table-cell office:value-type="float" office:value="1028457" calcext:value-type="float">
            <text:p>1028457</text:p>
          </table:table-cell>
          <table:table-cell office:value-type="float" office:value="0.008348" calcext:value-type="float">
            <text:p>0.008348</text:p>
          </table:table-cell>
          <table:table-cell office:value-type="float" office:value="0.008761" calcext:value-type="float">
            <text:p>0.00876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4229" calcext:value-type="float">
            <text:p>514229</text:p>
          </table:table-cell>
          <table:table-cell office:value-type="float" office:value="1664079" calcext:value-type="float">
            <text:p>1664079</text:p>
          </table:table-cell>
          <table:table-cell office:value-type="float" office:value="0.013527" calcext:value-type="float">
            <text:p>0.013527</text:p>
          </table:table-cell>
          <table:table-cell office:value-type="float" office:value="0.014265" calcext:value-type="float">
            <text:p>0.01426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2040" calcext:value-type="float">
            <text:p>832040</text:p>
          </table:table-cell>
          <table:table-cell office:value-type="float" office:value="2692537" calcext:value-type="float">
            <text:p>2692537</text:p>
          </table:table-cell>
          <table:table-cell office:value-type="float" office:value="0.021853" calcext:value-type="float">
            <text:p>0.021853</text:p>
          </table:table-cell>
          <table:table-cell office:value-type="float" office:value="0.023246" calcext:value-type="float">
            <text:p>0.02324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4356617" calcext:value-type="float">
            <text:p>4356617</text:p>
          </table:table-cell>
          <table:table-cell office:value-type="float" office:value="0.035753" calcext:value-type="float">
            <text:p>0.035753</text:p>
          </table:table-cell>
          <table:table-cell office:value-type="float" office:value="0.038034" calcext:value-type="float">
            <text:p>0.03803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7049155" calcext:value-type="float">
            <text:p>7049155</text:p>
          </table:table-cell>
          <table:table-cell office:value-type="float" office:value="0.057227" calcext:value-type="float">
            <text:p>0.057227</text:p>
          </table:table-cell>
          <table:table-cell office:value-type="float" office:value="0.062096" calcext:value-type="float">
            <text:p>0.06209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11405773" calcext:value-type="float">
            <text:p>11405773</text:p>
          </table:table-cell>
          <table:table-cell office:value-type="float" office:value="0.093578" calcext:value-type="float">
            <text:p>0.093578</text:p>
          </table:table-cell>
          <table:table-cell office:value-type="float" office:value="0.100184" calcext:value-type="float">
            <text:p>0.10018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18454929" calcext:value-type="float">
            <text:p>18454929</text:p>
          </table:table-cell>
          <table:table-cell office:value-type="float" office:value="0.149784" calcext:value-type="float">
            <text:p>0.149784</text:p>
          </table:table-cell>
          <table:table-cell office:value-type="float" office:value="0.161449" calcext:value-type="float">
            <text:p>0.16144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860703" calcext:value-type="float">
            <text:p>29860703</text:p>
          </table:table-cell>
          <table:table-cell office:value-type="float" office:value="0.24814" calcext:value-type="float">
            <text:p>0.24814</text:p>
          </table:table-cell>
          <table:table-cell office:value-type="float" office:value="0.261528" calcext:value-type="float">
            <text:p>0.26152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30352" calcext:value-type="float">
            <text:p>14930352</text:p>
          </table:table-cell>
          <table:table-cell office:value-type="float" office:value="48315633" calcext:value-type="float">
            <text:p>48315633</text:p>
          </table:table-cell>
          <table:table-cell office:value-type="float" office:value="0.398614" calcext:value-type="float">
            <text:p>0.398614</text:p>
          </table:table-cell>
          <table:table-cell office:value-type="float" office:value="0.41833" calcext:value-type="float">
            <text:p>0.4183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57817" calcext:value-type="float">
            <text:p>24157817</text:p>
          </table:table-cell>
          <table:table-cell office:value-type="float" office:value="78176337" calcext:value-type="float">
            <text:p>78176337</text:p>
          </table:table-cell>
          <table:table-cell office:value-type="float" office:value="0.640776" calcext:value-type="float">
            <text:p>0.640776</text:p>
          </table:table-cell>
          <table:table-cell office:value-type="float" office:value="0.677626" calcext:value-type="float">
            <text:p>0.67762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88169" calcext:value-type="float">
            <text:p>39088169</text:p>
          </table:table-cell>
          <table:table-cell office:value-type="float" office:value="126491971" calcext:value-type="float">
            <text:p>126491971</text:p>
          </table:table-cell>
          <table:table-cell office:value-type="float" office:value="1.044573" calcext:value-type="float">
            <text:p>1.044573</text:p>
          </table:table-cell>
          <table:table-cell office:value-type="float" office:value="1.086928" calcext:value-type="float">
            <text:p>1.08692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245986" calcext:value-type="float">
            <text:p>63245986</text:p>
          </table:table-cell>
          <table:table-cell office:value-type="float" office:value="204668309" calcext:value-type="float">
            <text:p>204668309</text:p>
          </table:table-cell>
          <table:table-cell office:value-type="float" office:value="1.675532" calcext:value-type="float">
            <text:p>1.675532</text:p>
          </table:table-cell>
          <table:table-cell office:value-type="float" office:value="1.741778" calcext:value-type="float">
            <text:p>1.74177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334155" calcext:value-type="float">
            <text:p>102334155</text:p>
          </table:table-cell>
          <table:table-cell office:value-type="float" office:value="331160281" calcext:value-type="float">
            <text:p>331160281</text:p>
          </table:table-cell>
          <table:table-cell office:value-type="float" office:value="2.729359" calcext:value-type="float">
            <text:p>2.729359</text:p>
          </table:table-cell>
          <table:table-cell office:value-type="float" office:value="2.808187" calcext:value-type="float">
            <text:p>2.80818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5580141" calcext:value-type="float">
            <text:p>165580141</text:p>
          </table:table-cell>
          <table:table-cell office:value-type="float" office:value="535828591" calcext:value-type="float">
            <text:p>535828591</text:p>
          </table:table-cell>
          <table:table-cell office:value-type="float" office:value="4.473872" calcext:value-type="float">
            <text:p>4.473872</text:p>
          </table:table-cell>
          <table:table-cell office:value-type="float" office:value="4.535979" calcext:value-type="float">
            <text:p>4.53597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7914296" calcext:value-type="float">
            <text:p>267914296</text:p>
          </table:table-cell>
          <table:table-cell office:value-type="float" office:value="866988873" calcext:value-type="float">
            <text:p>866988873</text:p>
          </table:table-cell>
          <table:table-cell office:value-type="float" office:value="7.224511" calcext:value-type="float">
            <text:p>7.224511</text:p>
          </table:table-cell>
          <table:table-cell office:value-type="float" office:value="7.373333" calcext:value-type="float">
            <text:p>7.37333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3494437" calcext:value-type="float">
            <text:p>433494437</text:p>
          </table:table-cell>
          <table:table-cell office:value-type="float" office:value="1402817465" calcext:value-type="float">
            <text:p>1402817465</text:p>
          </table:table-cell>
          <table:table-cell office:value-type="float" office:value="11.690322" calcext:value-type="float">
            <text:p>11.690322</text:p>
          </table:table-cell>
          <table:table-cell office:value-type="float" office:value="11.914775" calcext:value-type="float">
            <text:p>11.91477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1408733" calcext:value-type="float">
            <text:p>701408733</text:p>
          </table:table-cell>
          <table:table-cell office:value-type="float" office:value="2269806339" calcext:value-type="float">
            <text:p>2269806339</text:p>
          </table:table-cell>
          <table:table-cell office:value-type="float" office:value="18.788269" calcext:value-type="float">
            <text:p>18.788269</text:p>
          </table:table-cell>
          <table:table-cell office:value-type="float" office:value="19.344055" calcext:value-type="float">
            <text:p>19.34405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3672623805" calcext:value-type="float">
            <text:p>3672623805</text:p>
          </table:table-cell>
          <table:table-cell office:value-type="float" office:value="30.485299" calcext:value-type="float">
            <text:p>30.485299</text:p>
          </table:table-cell>
          <table:table-cell office:value-type="float" office:value="31.326053" calcext:value-type="float">
            <text:p>31.32605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5942430145" calcext:value-type="float">
            <text:p>5942430145</text:p>
          </table:table-cell>
          <table:table-cell office:value-type="float" office:value="49.296935" calcext:value-type="float">
            <text:p>49.296935</text:p>
          </table:table-cell>
          <table:table-cell office:value-type="float" office:value="50.689489" calcext:value-type="float">
            <text:p>50.68948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0:05:52.101784897</meta:creation-date>
    <dc:date>2018-08-03T01:15:08.569863217</dc:date>
    <meta:editing-duration>PT1H2M47S</meta:editing-duration>
    <meta:editing-cycles>3</meta:editing-cycles>
    <meta:generator>LibreOffice/4.2.4.2$Linux_X86_64 LibreOffice_project/420m0$Build-2</meta:generator>
    <meta:document-statistic meta:table-count="2" meta:cell-count="3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47cm" svg:height="9.006cm" xlink:href=".." xlink:type="simple" chart:class="chart:line" chart:style-name="ch1">
        <chart:legend chart:legend-position="end" svg:x="24.842cm" svg:y="4.204cm" style:legend-expansion="high" chart:style-name="ch2"/>
        <chart:plot-area chart:style-name="ch3" table:cell-range-address="Iteration.C1:Iteration.C48" chart:data-source-has-labels="row" svg:x="0.986cm" svg:y="0.855cm" svg:width="22.784cm" svg:height="7.551cm">
          <chartooo:coordinate-region svg:x="2.825cm" svg:y="1.055cm" svg:width="20.75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teration.C2:Iteration.C48" chart:label-cell-address="Iteration.C1:Iteration.C1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Iteration.C1:Iter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teration.C2:Iteration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31cm" svg:height="9.51cm" xlink:href=".." xlink:type="simple" chart:class="chart:line" chart:style-name="ch1">
        <chart:legend chart:legend-position="end" svg:x="19.399cm" svg:y="4.456cm" style:legend-expansion="high" chart:style-name="ch2"/>
        <chart:plot-area chart:style-name="ch3" table:cell-range-address="Recursion.E1:Recursion.E48" chart:data-source-has-labels="row" svg:x="0.896cm" svg:y="0.895cm" svg:width="17.611cm" svg:height="8.005cm">
          <chartooo:coordinate-region svg:x="1.517cm" svg:y="1.094cm" svg:width="16.803cm" svg:height="6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ursion.E2:Recursion.E48" chart:label-cell-address="Recursion.E1:Recursion.E1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Long</text:p>
                <draw:g>
                  <svg:desc>Recursion.E1:Recurs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Recursion.E2:Recursion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44">
                <text:p>0.000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15">
                <text:p>0.001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401">
                <text:p>0.005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265">
                <text:p>0.014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246">
                <text:p>0.023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8034">
                <text:p>0.038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2096">
                <text:p>0.062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184">
                <text:p>0.100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1449">
                <text:p>0.161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528">
                <text:p>0.261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833">
                <text:p>0.41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7626">
                <text:p>0.677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6928">
                <text:p>1.086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41778">
                <text:p>1.741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08187">
                <text:p>2.808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35979">
                <text:p>4.535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73333">
                <text:p>7.37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914775">
                <text:p>11.914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344055">
                <text:p>19.344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.326053">
                <text:p>31.326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689489">
                <text:p>50.6894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59cm" svg:height="9.005cm" xlink:href=".." xlink:type="simple" chart:class="chart:line" chart:style-name="ch1">
        <chart:legend chart:legend-position="end" svg:x="19.771cm" svg:y="4.203cm" style:legend-expansion="high" chart:style-name="ch2"/>
        <chart:plot-area chart:style-name="ch3" table:cell-range-address="Recursion.D1:Recursion.D48" chart:data-source-has-labels="row" svg:x="1.361cm" svg:y="0.855cm" svg:width="16.45cm" svg:height="7.548cm">
          <chartooo:coordinate-region svg:x="1.982cm" svg:y="1.054cm" svg:width="15.642cm" svg:height="6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ursion.D2:Recursion.D48" chart:label-cell-address="Recursion.D1:Recursion.D1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nt</text:p>
                <draw:g>
                  <svg:desc>Recursion.D1:Recur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">
                <text:p>0.000002</text:p>
                <draw:g>
                  <svg:desc>Recursion.D2:Recursion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633">
                <text:p>0.001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162">
                <text:p>0.00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348">
                <text:p>0.008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3527">
                <text:p>0.013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853">
                <text:p>0.02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5753">
                <text:p>0.035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7227">
                <text:p>0.057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578">
                <text:p>0.093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9784">
                <text:p>0.149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8614">
                <text:p>0.398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40776">
                <text:p>0.640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44573">
                <text:p>1.044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5532">
                <text:p>1.675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29359">
                <text:p>2.729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73872">
                <text:p>4.473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24511">
                <text:p>7.224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690322">
                <text:p>11.690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88269">
                <text:p>18.788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485299">
                <text:p>30.485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296935">
                <text:p>49.2969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59cm" svg:height="9.005cm" xlink:href=".." xlink:type="simple" chart:class="chart:line" chart:style-name="ch1">
        <chart:legend chart:legend-position="end" svg:x="20.115cm" svg:y="4.203cm" style:legend-expansion="high" chart:style-name="ch2"/>
        <chart:plot-area chart:style-name="ch3" table:cell-range-address="Recursion.C1:Recursion.C48" chart:data-source-has-labels="row" svg:x="0.897cm" svg:y="0.855cm" svg:width="18.324cm" svg:height="7.55cm">
          <chartooo:coordinate-region svg:x="3cm" svg:y="1.054cm" svg:width="16.035cm" svg:height="6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ursion.C2:Recursion.C48" chart:label-cell-address="Recursion.C1:Recursion.C1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</text:p>
                <draw:g>
                  <svg:desc>Recursion.C1:Recurs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cursion.C2:Recursion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61">
                <text:p>8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29">
                <text:p>13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91">
                <text:p>21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21">
                <text:p>35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13">
                <text:p>57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735">
                <text:p>92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49">
                <text:p>1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785">
                <text:p>242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835">
                <text:p>392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5621">
                <text:p>635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8457">
                <text:p>1028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4079">
                <text:p>166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92537">
                <text:p>2692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6617">
                <text:p>4356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49155">
                <text:p>7049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05773">
                <text:p>11405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54929">
                <text:p>18454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60703">
                <text:p>29860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315633">
                <text:p>48315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176337">
                <text:p>78176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491971">
                <text:p>126491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668309">
                <text:p>204668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160281">
                <text:p>331160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5828591">
                <text:p>535828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6988873">
                <text:p>866988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2817465">
                <text:p>1402817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69806339">
                <text:p>2269806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72623805">
                <text:p>3672623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42430145">
                <text:p>59424301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48cm" svg:height="9.006cm" xlink:href=".." xlink:type="simple" chart:class="chart:line" chart:style-name="ch1">
        <chart:legend chart:legend-position="end" svg:x="20.137cm" svg:y="4.204cm" style:legend-expansion="high" chart:style-name="ch2"/>
        <chart:plot-area chart:style-name="ch3" table:cell-range-address="Recursion.B1:Recursion.B48" chart:data-source-has-labels="row" svg:x="0.894cm" svg:y="0.855cm" svg:width="18.355cm" svg:height="7.551cm">
          <chartooo:coordinate-region svg:x="2.997cm" svg:y="1.055cm" svg:width="16.065cm" svg:height="6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ursion.B2:Recursion.B48" chart:label-cell-address="Recursion.B1:Recursion.B1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(n)</text:p>
                <draw:g>
                  <svg:desc>Recursion.B1:Recur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rsion.B2:Recursion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57">
                <text:p>28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368">
                <text:p>46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25">
                <text:p>75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393">
                <text:p>121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418">
                <text:p>196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7811">
                <text:p>317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4229">
                <text:p>514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2040">
                <text:p>832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6269">
                <text:p>1346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8309">
                <text:p>2178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24578">
                <text:p>3524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02887">
                <text:p>5702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27465">
                <text:p>9227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30352">
                <text:p>14930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157817">
                <text:p>24157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88169">
                <text:p>39088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245986">
                <text:p>63245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334155">
                <text:p>102334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580141">
                <text:p>165580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914296">
                <text:p>267914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494437">
                <text:p>433494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1408733">
                <text:p>701408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903170">
                <text:p>1134903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6311903">
                <text:p>1836311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